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node count</text:p>
          </table:table-cell>
          <table:table-cell office:value-type="string">
            <text:p>txp</text:p>
          </table:table-cell>
          <table:table-cell office:value-type="string">
            <text:p>loss</text:p>
          </table:table-cell>
          <table:table-cell office:value-type="string">
            <text:p>optimisations</text:p>
          </table:table-cell>
          <table:table-cell office:value-type="string">
            <text:p>spreadspeed</text:p>
          </table:table-cell>
          <table:table-cell office:value-type="string">
            <text:p>slots</text:p>
          </table:table-cell>
          <table:table-cell office:value-type="string">
            <text:p>lease</text:p>
          </table:table-cell>
          <table:table-cell office:value-type="string">
            <text:p>Node 1 throughput</text:p>
          </table:table-cell>
          <table:table-cell office:value-type="string">
            <text:p>Node 1 hits</text:p>
          </table:table-cell>
          <table:table-cell office:value-type="string">
            <text:p>Node 1 misses</text:p>
          </table:table-cell>
          <table:table-cell office:value-type="string">
            <text:p>Node 2 throughput</text:p>
          </table:table-cell>
          <table:table-cell office:value-type="string">
            <text:p>Node 2 hits</text:p>
          </table:table-cell>
          <table:table-cell office:value-type="string">
            <text:p>Node 2 misses</text:p>
          </table:table-cell>
          <table:table-cell office:value-type="string">
            <text:p>Node 3 throughput</text:p>
          </table:table-cell>
          <table:table-cell office:value-type="string">
            <text:p>Node 3 hits</text:p>
          </table:table-cell>
          <table:table-cell office:value-type="string">
            <text:p>Node 3 misses</text:p>
          </table:table-cell>
          <table:table-cell office:value-type="string">
            <text:p>Node 4 throughput</text:p>
          </table:table-cell>
          <table:table-cell office:value-type="string">
            <text:p>Node 4 hits</text:p>
          </table:table-cell>
          <table:table-cell office:value-type="string">
            <text:p>Node 4 misse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02055">
            <text:p>13.7202055</text:p>
          </table:table-cell>
          <table:table-cell office:value-type="float" office:value="703.2">
            <text:p>703.2</text:p>
          </table:table-cell>
          <table:table-cell office:value-type="float" office:value="2578.4">
            <text:p>2578.4</text:p>
          </table:table-cell>
          <table:table-cell office:value-type="float" office:value="12.3453234">
            <text:p>12.3453234</text:p>
          </table:table-cell>
          <table:table-cell office:value-type="float" office:value="632.7">
            <text:p>632.7</text:p>
          </table:table-cell>
          <table:table-cell office:value-type="float" office:value="2617.5">
            <text:p>2617.5</text:p>
          </table:table-cell>
          <table:table-cell office:value-type="float" office:value="13.7202055">
            <text:p>13.7202055</text:p>
          </table:table-cell>
          <table:table-cell office:value-type="float" office:value="703.2">
            <text:p>703.2</text:p>
          </table:table-cell>
          <table:table-cell office:value-type="float" office:value="2544.8">
            <text:p>2544.8</text:p>
          </table:table-cell>
          <table:table-cell office:value-type="float" office:value="13.7767858">
            <text:p>13.7767858</text:p>
          </table:table-cell>
          <table:table-cell office:value-type="float" office:value="706.1">
            <text:p>706.1</text:p>
          </table:table-cell>
          <table:table-cell office:value-type="float" office:value="2563.5">
            <text:p>2563.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295968">
            <text:p>15.6295968</text:p>
          </table:table-cell>
          <table:table-cell office:value-type="float" office:value="817.7">
            <text:p>817.7</text:p>
          </table:table-cell>
          <table:table-cell office:value-type="float" office:value="2044.5">
            <text:p>2044.5</text:p>
          </table:table-cell>
          <table:table-cell office:value-type="float" office:value="18.0779903">
            <text:p>18.0779903</text:p>
          </table:table-cell>
          <table:table-cell office:value-type="float" office:value="945.7">
            <text:p>945.7</text:p>
          </table:table-cell>
          <table:table-cell office:value-type="float" office:value="2384.3">
            <text:p>2384.3</text:p>
          </table:table-cell>
          <table:table-cell office:value-type="float" office:value="19.6738383">
            <text:p>19.6738383</text:p>
          </table:table-cell>
          <table:table-cell office:value-type="float" office:value="1029.3">
            <text:p>1029.3</text:p>
          </table:table-cell>
          <table:table-cell office:value-type="float" office:value="2311.3">
            <text:p>2311.3</text:p>
          </table:table-cell>
          <table:table-cell office:value-type="float" office:value="19.6054208">
            <text:p>19.6054208</text:p>
          </table:table-cell>
          <table:table-cell office:value-type="float" office:value="1025.7">
            <text:p>1025.7</text:p>
          </table:table-cell>
          <table:table-cell office:value-type="float" office:value="2312.5">
            <text:p>2312.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542493">
            <text:p>15.6542493</text:p>
          </table:table-cell>
          <table:table-cell office:value-type="float" office:value="821.6">
            <text:p>821.6</text:p>
          </table:table-cell>
          <table:table-cell office:value-type="float" office:value="2053.9">
            <text:p>2053.9</text:p>
          </table:table-cell>
          <table:table-cell office:value-type="float" office:value="19.914684">
            <text:p>19.914684</text:p>
          </table:table-cell>
          <table:table-cell office:value-type="float" office:value="1045.1">
            <text:p>1045.1</text:p>
          </table:table-cell>
          <table:table-cell office:value-type="float" office:value="2294.7">
            <text:p>2294.7</text:p>
          </table:table-cell>
          <table:table-cell office:value-type="float" office:value="21.4503955">
            <text:p>21.4503955</text:p>
          </table:table-cell>
          <table:table-cell office:value-type="float" office:value="1125.8">
            <text:p>1125.8</text:p>
          </table:table-cell>
          <table:table-cell office:value-type="float" office:value="2226.3">
            <text:p>2226.3</text:p>
          </table:table-cell>
          <table:table-cell office:value-type="float" office:value="19.5035739">
            <text:p>19.5035739</text:p>
          </table:table-cell>
          <table:table-cell office:value-type="float" office:value="1023.8">
            <text:p>1023.8</text:p>
          </table:table-cell>
          <table:table-cell office:value-type="float" office:value="2324.6">
            <text:p>2324.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309631">
            <text:p>15.6309631</text:p>
          </table:table-cell>
          <table:table-cell office:value-type="float" office:value="822">
            <text:p>822</text:p>
          </table:table-cell>
          <table:table-cell office:value-type="float" office:value="2055">
            <text:p>2055</text:p>
          </table:table-cell>
          <table:table-cell office:value-type="float" office:value="21.5371706">
            <text:p>21.5371706</text:p>
          </table:table-cell>
          <table:table-cell office:value-type="float" office:value="1132.3">
            <text:p>1132.3</text:p>
          </table:table-cell>
          <table:table-cell office:value-type="float" office:value="2220.1">
            <text:p>2220.1</text:p>
          </table:table-cell>
          <table:table-cell office:value-type="float" office:value="22.6952738">
            <text:p>22.6952738</text:p>
          </table:table-cell>
          <table:table-cell office:value-type="float" office:value="1193.5">
            <text:p>1193.5</text:p>
          </table:table-cell>
          <table:table-cell office:value-type="float" office:value="2167.2">
            <text:p>2167.2</text:p>
          </table:table-cell>
          <table:table-cell office:value-type="float" office:value="22.9845208">
            <text:p>22.9845208</text:p>
          </table:table-cell>
          <table:table-cell office:value-type="float" office:value="1208.7">
            <text:p>1208.7</text:p>
          </table:table-cell>
          <table:table-cell office:value-type="float" office:value="2149.9">
            <text:p>2149.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247975">
            <text:p>15.6247975</text:p>
          </table:table-cell>
          <table:table-cell office:value-type="float" office:value="820.3">
            <text:p>820.3</text:p>
          </table:table-cell>
          <table:table-cell office:value-type="float" office:value="2050.2">
            <text:p>2050.2</text:p>
          </table:table-cell>
          <table:table-cell office:value-type="float" office:value="37.144703">
            <text:p>37.144703</text:p>
          </table:table-cell>
          <table:table-cell office:value-type="float" office:value="1950.1">
            <text:p>1950.1</text:p>
          </table:table-cell>
          <table:table-cell office:value-type="float" office:value="1406">
            <text:p>1406</text:p>
          </table:table-cell>
          <table:table-cell office:value-type="float" office:value="31.2990893">
            <text:p>31.2990893</text:p>
          </table:table-cell>
          <table:table-cell office:value-type="float" office:value="1643.2">
            <text:p>1643.2</text:p>
          </table:table-cell>
          <table:table-cell office:value-type="float" office:value="1627.4">
            <text:p>1627.4</text:p>
          </table:table-cell>
          <table:table-cell office:value-type="float" office:value="37.1487587">
            <text:p>37.1487587</text:p>
          </table:table-cell>
          <table:table-cell office:value-type="float" office:value="1950.3">
            <text:p>1950.3</text:p>
          </table:table-cell>
          <table:table-cell office:value-type="float" office:value="1405.4">
            <text:p>1405.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374253">
            <text:p>15.6374253</text:p>
          </table:table-cell>
          <table:table-cell office:value-type="float" office:value="818.1">
            <text:p>818.1</text:p>
          </table:table-cell>
          <table:table-cell office:value-type="float" office:value="2045.1">
            <text:p>2045.1</text:p>
          </table:table-cell>
          <table:table-cell office:value-type="float" office:value="37.416336">
            <text:p>37.416336</text:p>
          </table:table-cell>
          <table:table-cell office:value-type="float" office:value="1957.4">
            <text:p>1957.4</text:p>
          </table:table-cell>
          <table:table-cell office:value-type="float" office:value="1388">
            <text:p>1388</text:p>
          </table:table-cell>
          <table:table-cell office:value-type="float" office:value="30.2796815">
            <text:p>30.2796815</text:p>
          </table:table-cell>
          <table:table-cell office:value-type="float" office:value="1585">
            <text:p>1585</text:p>
          </table:table-cell>
          <table:table-cell office:value-type="float" office:value="1308.7">
            <text:p>1308.7</text:p>
          </table:table-cell>
          <table:table-cell office:value-type="float" office:value="37.4549148">
            <text:p>37.4549148</text:p>
          </table:table-cell>
          <table:table-cell office:value-type="float" office:value="1959.6">
            <text:p>1959.6</text:p>
          </table:table-cell>
          <table:table-cell office:value-type="float" office:value="1386">
            <text:p>138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660714">
            <text:p>15.6660714</text:p>
          </table:table-cell>
          <table:table-cell office:value-type="float" office:value="803.2">
            <text:p>803.2</text:p>
          </table:table-cell>
          <table:table-cell office:value-type="float" office:value="2008">
            <text:p>2008</text:p>
          </table:table-cell>
          <table:table-cell office:value-type="float" office:value="41.9625092">
            <text:p>41.9625092</text:p>
          </table:table-cell>
          <table:table-cell office:value-type="float" office:value="2151.4">
            <text:p>2151.4</text:p>
          </table:table-cell>
          <table:table-cell office:value-type="float" office:value="1130.7">
            <text:p>1130.7</text:p>
          </table:table-cell>
          <table:table-cell office:value-type="float" office:value="31.2989399">
            <text:p>31.2989399</text:p>
          </table:table-cell>
          <table:table-cell office:value-type="float" office:value="1604.7">
            <text:p>1604.7</text:p>
          </table:table-cell>
          <table:table-cell office:value-type="float" office:value="1205.5">
            <text:p>1205.5</text:p>
          </table:table-cell>
          <table:table-cell office:value-type="float" office:value="41.5917771">
            <text:p>41.5917771</text:p>
          </table:table-cell>
          <table:table-cell office:value-type="float" office:value="2132.4">
            <text:p>2132.4</text:p>
          </table:table-cell>
          <table:table-cell office:value-type="float" office:value="1149.7">
            <text:p>1149.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371897">
            <text:p>15.6371897</text:p>
          </table:table-cell>
          <table:table-cell office:value-type="float" office:value="801.6">
            <text:p>801.6</text:p>
          </table:table-cell>
          <table:table-cell office:value-type="float" office:value="2003.4">
            <text:p>2003.4</text:p>
          </table:table-cell>
          <table:table-cell office:value-type="float" office:value="45.4973411">
            <text:p>45.4973411</text:p>
          </table:table-cell>
          <table:table-cell office:value-type="float" office:value="2332.3">
            <text:p>2332.3</text:p>
          </table:table-cell>
          <table:table-cell office:value-type="float" office:value="948.5">
            <text:p>948.5</text:p>
          </table:table-cell>
          <table:table-cell office:value-type="float" office:value="31.2899839">
            <text:p>31.2899839</text:p>
          </table:table-cell>
          <table:table-cell office:value-type="float" office:value="1604">
            <text:p>1604</text:p>
          </table:table-cell>
          <table:table-cell office:value-type="float" office:value="1239.1">
            <text:p>1239.1</text:p>
          </table:table-cell>
          <table:table-cell office:value-type="float" office:value="45.6669487">
            <text:p>45.6669487</text:p>
          </table:table-cell>
          <table:table-cell office:value-type="float" office:value="2341">
            <text:p>2341</text:p>
          </table:table-cell>
          <table:table-cell office:value-type="float" office:value="943.9">
            <text:p>943.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578011">
            <text:p>15.6578011</text:p>
          </table:table-cell>
          <table:table-cell office:value-type="float" office:value="802.4">
            <text:p>802.4</text:p>
          </table:table-cell>
          <table:table-cell office:value-type="float" office:value="2006">
            <text:p>2006</text:p>
          </table:table-cell>
          <table:table-cell office:value-type="float" office:value="46.9754759">
            <text:p>46.9754759</text:p>
          </table:table-cell>
          <table:table-cell office:value-type="float" office:value="2407.3">
            <text:p>2407.3</text:p>
          </table:table-cell>
          <table:table-cell office:value-type="float" office:value="874">
            <text:p>874</text:p>
          </table:table-cell>
          <table:table-cell office:value-type="float" office:value="31.2960472">
            <text:p>31.2960472</text:p>
          </table:table-cell>
          <table:table-cell office:value-type="float" office:value="1603.8">
            <text:p>1603.8</text:p>
          </table:table-cell>
          <table:table-cell office:value-type="float" office:value="1228.4">
            <text:p>1228.4</text:p>
          </table:table-cell>
          <table:table-cell office:value-type="float" office:value="46.9596059">
            <text:p>46.9596059</text:p>
          </table:table-cell>
          <table:table-cell office:value-type="float" office:value="2406.5">
            <text:p>2406.5</text:p>
          </table:table-cell>
          <table:table-cell office:value-type="float" office:value="879">
            <text:p>8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530834">
            <text:p>15.6530834</text:p>
          </table:table-cell>
          <table:table-cell office:value-type="float" office:value="802.4">
            <text:p>802.4</text:p>
          </table:table-cell>
          <table:table-cell office:value-type="float" office:value="2006">
            <text:p>2006</text:p>
          </table:table-cell>
          <table:table-cell office:value-type="float" office:value="47.0060523">
            <text:p>47.0060523</text:p>
          </table:table-cell>
          <table:table-cell office:value-type="float" office:value="2409.6">
            <text:p>2409.6</text:p>
          </table:table-cell>
          <table:table-cell office:value-type="float" office:value="797.1">
            <text:p>797.1</text:p>
          </table:table-cell>
          <table:table-cell office:value-type="float" office:value="31.2944632">
            <text:p>31.2944632</text:p>
          </table:table-cell>
          <table:table-cell office:value-type="float" office:value="1604.2">
            <text:p>1604.2</text:p>
          </table:table-cell>
          <table:table-cell office:value-type="float" office:value="1211.7">
            <text:p>1211.7</text:p>
          </table:table-cell>
          <table:table-cell office:value-type="float" office:value="48.7248438">
            <text:p>48.7248438</text:p>
          </table:table-cell>
          <table:table-cell office:value-type="float" office:value="2497.7">
            <text:p>2497.7</text:p>
          </table:table-cell>
          <table:table-cell office:value-type="float" office:value="790.2">
            <text:p>790.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57584">
            <text:p>15.6457584</text:p>
          </table:table-cell>
          <table:table-cell office:value-type="float" office:value="802.4">
            <text:p>802.4</text:p>
          </table:table-cell>
          <table:table-cell office:value-type="float" office:value="2005.9">
            <text:p>2005.9</text:p>
          </table:table-cell>
          <table:table-cell office:value-type="float" office:value="47.1966055">
            <text:p>47.1966055</text:p>
          </table:table-cell>
          <table:table-cell office:value-type="float" office:value="2420.5">
            <text:p>2420.5</text:p>
          </table:table-cell>
          <table:table-cell office:value-type="float" office:value="790.6">
            <text:p>790.6</text:p>
          </table:table-cell>
          <table:table-cell office:value-type="float" office:value="31.3051658">
            <text:p>31.3051658</text:p>
          </table:table-cell>
          <table:table-cell office:value-type="float" office:value="1605.5">
            <text:p>1605.5</text:p>
          </table:table-cell>
          <table:table-cell office:value-type="float" office:value="1241.8">
            <text:p>1241.8</text:p>
          </table:table-cell>
          <table:table-cell office:value-type="float" office:value="48.9533466">
            <text:p>48.9533466</text:p>
          </table:table-cell>
          <table:table-cell office:value-type="float" office:value="2510.6">
            <text:p>2510.6</text:p>
          </table:table-cell>
          <table:table-cell office:value-type="float" office:value="780.1">
            <text:p>780.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6684224">
            <text:p>15.6684224</text:p>
          </table:table-cell>
          <table:table-cell office:value-type="float" office:value="802.8">
            <text:p>802.8</text:p>
          </table:table-cell>
          <table:table-cell office:value-type="float" office:value="2007">
            <text:p>2007</text:p>
          </table:table-cell>
          <table:table-cell office:value-type="float" office:value="46.9291019">
            <text:p>46.9291019</text:p>
          </table:table-cell>
          <table:table-cell office:value-type="float" office:value="2404.5">
            <text:p>2404.5</text:p>
          </table:table-cell>
          <table:table-cell office:value-type="float" office:value="762.5">
            <text:p>762.5</text:p>
          </table:table-cell>
          <table:table-cell office:value-type="float" office:value="31.2860645">
            <text:p>31.2860645</text:p>
          </table:table-cell>
          <table:table-cell office:value-type="float" office:value="1603">
            <text:p>1603</text:p>
          </table:table-cell>
          <table:table-cell office:value-type="float" office:value="1201.5">
            <text:p>1201.5</text:p>
          </table:table-cell>
          <table:table-cell office:value-type="float" office:value="51.5196706">
            <text:p>51.5196706</text:p>
          </table:table-cell>
          <table:table-cell office:value-type="float" office:value="2639.7">
            <text:p>2639.7</text:p>
          </table:table-cell>
          <table:table-cell office:value-type="float" office:value="648.8">
            <text:p>648.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7495921">
            <text:p>13.7495921</text:p>
          </table:table-cell>
          <table:table-cell office:value-type="float" office:value="704.5">
            <text:p>704.5</text:p>
          </table:table-cell>
          <table:table-cell office:value-type="float" office:value="2582.5">
            <text:p>2582.5</text:p>
          </table:table-cell>
          <table:table-cell office:value-type="float" office:value="13.7534831">
            <text:p>13.7534831</text:p>
          </table:table-cell>
          <table:table-cell office:value-type="float" office:value="704.7">
            <text:p>704.7</text:p>
          </table:table-cell>
          <table:table-cell office:value-type="float" office:value="2556.7">
            <text:p>2556.7</text:p>
          </table:table-cell>
          <table:table-cell office:value-type="float" office:value="13.747639">
            <text:p>13.747639</text:p>
          </table:table-cell>
          <table:table-cell office:value-type="float" office:value="704.4">
            <text:p>704.4</text:p>
          </table:table-cell>
          <table:table-cell office:value-type="float" office:value="2545.1">
            <text:p>2545.1</text:p>
          </table:table-cell>
          <table:table-cell office:value-type="float" office:value="13.7925322">
            <text:p>13.7925322</text:p>
          </table:table-cell>
          <table:table-cell office:value-type="float" office:value="706.7">
            <text:p>706.7</text:p>
          </table:table-cell>
          <table:table-cell office:value-type="float" office:value="2565">
            <text:p>25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8281135">
            <text:p>19.8281135</text:p>
          </table:table-cell>
          <table:table-cell office:value-type="float" office:value="1016.4">
            <text:p>1016.4</text:p>
          </table:table-cell>
          <table:table-cell office:value-type="float" office:value="2141.7">
            <text:p>2141.7</text:p>
          </table:table-cell>
          <table:table-cell office:value-type="float" office:value="17.177481">
            <text:p>17.177481</text:p>
          </table:table-cell>
          <table:table-cell office:value-type="float" office:value="880.5">
            <text:p>880.5</text:p>
          </table:table-cell>
          <table:table-cell office:value-type="float" office:value="2365">
            <text:p>2365</text:p>
          </table:table-cell>
          <table:table-cell office:value-type="float" office:value="19.2584924">
            <text:p>19.2584924</text:p>
          </table:table-cell>
          <table:table-cell office:value-type="float" office:value="987.2">
            <text:p>987.2</text:p>
          </table:table-cell>
          <table:table-cell office:value-type="float" office:value="2244.3">
            <text:p>2244.3</text:p>
          </table:table-cell>
          <table:table-cell office:value-type="float" office:value="19.649487625">
            <text:p>19.649487625</text:p>
          </table:table-cell>
          <table:table-cell office:value-type="float" office:value="1007.375">
            <text:p>1007.375</text:p>
          </table:table-cell>
          <table:table-cell office:value-type="float" office:value="2263.75">
            <text:p>2263.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8589381">
            <text:p>19.8589381</text:p>
          </table:table-cell>
          <table:table-cell office:value-type="float" office:value="1016.9">
            <text:p>1016.9</text:p>
          </table:table-cell>
          <table:table-cell office:value-type="float" office:value="1826.4">
            <text:p>1826.4</text:p>
          </table:table-cell>
          <table:table-cell office:value-type="float" office:value="21.3567831">
            <text:p>21.3567831</text:p>
          </table:table-cell>
          <table:table-cell office:value-type="float" office:value="1093.6">
            <text:p>1093.6</text:p>
          </table:table-cell>
          <table:table-cell office:value-type="float" office:value="2165.6">
            <text:p>2165.6</text:p>
          </table:table-cell>
          <table:table-cell office:value-type="float" office:value="21.3333506">
            <text:p>21.3333506</text:p>
          </table:table-cell>
          <table:table-cell office:value-type="float" office:value="1092.4">
            <text:p>1092.4</text:p>
          </table:table-cell>
          <table:table-cell office:value-type="float" office:value="2162.5">
            <text:p>2162.5</text:p>
          </table:table-cell>
          <table:table-cell office:value-type="float" office:value="21.4603288">
            <text:p>21.4603288</text:p>
          </table:table-cell>
          <table:table-cell office:value-type="float" office:value="1098.9">
            <text:p>1098.9</text:p>
          </table:table-cell>
          <table:table-cell office:value-type="float" office:value="2172.5">
            <text:p>2172.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984761">
            <text:p>19.5984761</text:p>
          </table:table-cell>
          <table:table-cell office:value-type="float" office:value="1011.1">
            <text:p>1011.1</text:p>
          </table:table-cell>
          <table:table-cell office:value-type="float" office:value="1817.8">
            <text:p>1817.8</text:p>
          </table:table-cell>
          <table:table-cell office:value-type="float" office:value="23.0195605">
            <text:p>23.0195605</text:p>
          </table:table-cell>
          <table:table-cell office:value-type="float" office:value="1187.6">
            <text:p>1187.6</text:p>
          </table:table-cell>
          <table:table-cell office:value-type="float" office:value="2085.6">
            <text:p>2085.6</text:p>
          </table:table-cell>
          <table:table-cell office:value-type="float" office:value="22.7995965">
            <text:p>22.7995965</text:p>
          </table:table-cell>
          <table:table-cell office:value-type="float" office:value="1176.3">
            <text:p>1176.3</text:p>
          </table:table-cell>
          <table:table-cell office:value-type="float" office:value="2088.3">
            <text:p>2088.3</text:p>
          </table:table-cell>
          <table:table-cell office:value-type="float" office:value="23.1537249">
            <text:p>23.1537249</text:p>
          </table:table-cell>
          <table:table-cell office:value-type="float" office:value="1194.5">
            <text:p>1194.5</text:p>
          </table:table-cell>
          <table:table-cell office:value-type="float" office:value="2086.2">
            <text:p>2086.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0577327">
            <text:p>19.0577327</text:p>
          </table:table-cell>
          <table:table-cell office:value-type="float" office:value="990.8">
            <text:p>990.8</text:p>
          </table:table-cell>
          <table:table-cell office:value-type="float" office:value="1853.3">
            <text:p>1853.3</text:p>
          </table:table-cell>
          <table:table-cell office:value-type="float" office:value="37.1532145">
            <text:p>37.1532145</text:p>
          </table:table-cell>
          <table:table-cell office:value-type="float" office:value="1931.2">
            <text:p>1931.2</text:p>
          </table:table-cell>
          <table:table-cell office:value-type="float" office:value="1388">
            <text:p>1388</text:p>
          </table:table-cell>
          <table:table-cell office:value-type="float" office:value="37.1564685">
            <text:p>37.1564685</text:p>
          </table:table-cell>
          <table:table-cell office:value-type="float" office:value="1931.4">
            <text:p>1931.4</text:p>
          </table:table-cell>
          <table:table-cell office:value-type="float" office:value="1394.7">
            <text:p>1394.7</text:p>
          </table:table-cell>
          <table:table-cell office:value-type="float" office:value="37.2029895">
            <text:p>37.2029895</text:p>
          </table:table-cell>
          <table:table-cell office:value-type="float" office:value="1933.8">
            <text:p>1933.8</text:p>
          </table:table-cell>
          <table:table-cell office:value-type="float" office:value="1381.2">
            <text:p>1381.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5812153">
            <text:p>17.5812153</text:p>
          </table:table-cell>
          <table:table-cell office:value-type="float" office:value="911.6">
            <text:p>911.6</text:p>
          </table:table-cell>
          <table:table-cell office:value-type="float" office:value="1925.3">
            <text:p>1925.3</text:p>
          </table:table-cell>
          <table:table-cell office:value-type="float" office:value="37.8509213">
            <text:p>37.8509213</text:p>
          </table:table-cell>
          <table:table-cell office:value-type="float" office:value="1962.4">
            <text:p>1962.4</text:p>
          </table:table-cell>
          <table:table-cell office:value-type="float" office:value="1350.8">
            <text:p>1350.8</text:p>
          </table:table-cell>
          <table:table-cell office:value-type="float" office:value="37.3921244">
            <text:p>37.3921244</text:p>
          </table:table-cell>
          <table:table-cell office:value-type="float" office:value="1938.6">
            <text:p>1938.6</text:p>
          </table:table-cell>
          <table:table-cell office:value-type="float" office:value="1378.5">
            <text:p>1378.5</text:p>
          </table:table-cell>
          <table:table-cell office:value-type="float" office:value="37.4588624">
            <text:p>37.4588624</text:p>
          </table:table-cell>
          <table:table-cell office:value-type="float" office:value="1942.1">
            <text:p>1942.1</text:p>
          </table:table-cell>
          <table:table-cell office:value-type="float" office:value="1365">
            <text:p>13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526244">
            <text:p>19.5526244</text:p>
          </table:table-cell>
          <table:table-cell office:value-type="float" office:value="1007">
            <text:p>1007</text:p>
          </table:table-cell>
          <table:table-cell office:value-type="float" office:value="1812.5">
            <text:p>1812.5</text:p>
          </table:table-cell>
          <table:table-cell office:value-type="float" office:value="41.8492474">
            <text:p>41.8492474</text:p>
          </table:table-cell>
          <table:table-cell office:value-type="float" office:value="2155.3">
            <text:p>2155.3</text:p>
          </table:table-cell>
          <table:table-cell office:value-type="float" office:value="1134">
            <text:p>1134</text:p>
          </table:table-cell>
          <table:table-cell office:value-type="float" office:value="39.3709922">
            <text:p>39.3709922</text:p>
          </table:table-cell>
          <table:table-cell office:value-type="float" office:value="2027.7">
            <text:p>2027.7</text:p>
          </table:table-cell>
          <table:table-cell office:value-type="float" office:value="1205.1">
            <text:p>1205.1</text:p>
          </table:table-cell>
          <table:table-cell office:value-type="float" office:value="41.2079092">
            <text:p>41.2079092</text:p>
          </table:table-cell>
          <table:table-cell office:value-type="float" office:value="2122.3">
            <text:p>2122.3</text:p>
          </table:table-cell>
          <table:table-cell office:value-type="float" office:value="1163.8">
            <text:p>1163.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35515">
            <text:p>19.5435515</text:p>
          </table:table-cell>
          <table:table-cell office:value-type="float" office:value="1002">
            <text:p>1002</text:p>
          </table:table-cell>
          <table:table-cell office:value-type="float" office:value="1803.6">
            <text:p>1803.6</text:p>
          </table:table-cell>
          <table:table-cell office:value-type="float" office:value="44.9752939">
            <text:p>44.9752939</text:p>
          </table:table-cell>
          <table:table-cell office:value-type="float" office:value="2305.9">
            <text:p>2305.9</text:p>
          </table:table-cell>
          <table:table-cell office:value-type="float" office:value="969.8">
            <text:p>969.8</text:p>
          </table:table-cell>
          <table:table-cell office:value-type="float" office:value="39.1475426">
            <text:p>39.1475426</text:p>
          </table:table-cell>
          <table:table-cell office:value-type="float" office:value="2007.1">
            <text:p>2007.1</text:p>
          </table:table-cell>
          <table:table-cell office:value-type="float" office:value="1176.4">
            <text:p>1176.4</text:p>
          </table:table-cell>
          <table:table-cell office:value-type="float" office:value="45.7850565">
            <text:p>45.7850565</text:p>
          </table:table-cell>
          <table:table-cell office:value-type="float" office:value="2347.4">
            <text:p>2347.4</text:p>
          </table:table-cell>
          <table:table-cell office:value-type="float" office:value="928.4">
            <text:p>928.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58907">
            <text:p>19.5458907</text:p>
          </table:table-cell>
          <table:table-cell office:value-type="float" office:value="1002">
            <text:p>1002</text:p>
          </table:table-cell>
          <table:table-cell office:value-type="float" office:value="1803.5">
            <text:p>1803.5</text:p>
          </table:table-cell>
          <table:table-cell office:value-type="float" office:value="46.8965412">
            <text:p>46.8965412</text:p>
          </table:table-cell>
          <table:table-cell office:value-type="float" office:value="2404.1">
            <text:p>2404.1</text:p>
          </table:table-cell>
          <table:table-cell office:value-type="float" office:value="874.2">
            <text:p>874.2</text:p>
          </table:table-cell>
          <table:table-cell office:value-type="float" office:value="39.0742108">
            <text:p>39.0742108</text:p>
          </table:table-cell>
          <table:table-cell office:value-type="float" office:value="2003.1">
            <text:p>2003.1</text:p>
          </table:table-cell>
          <table:table-cell office:value-type="float" office:value="1046.4">
            <text:p>1046.4</text:p>
          </table:table-cell>
          <table:table-cell office:value-type="float" office:value="46.9687559">
            <text:p>46.9687559</text:p>
          </table:table-cell>
          <table:table-cell office:value-type="float" office:value="2407.8">
            <text:p>2407.8</text:p>
          </table:table-cell>
          <table:table-cell office:value-type="float" office:value="876.3">
            <text:p>876.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82764">
            <text:p>19.582764</text:p>
          </table:table-cell>
          <table:table-cell office:value-type="float" office:value="1004">
            <text:p>1004</text:p>
          </table:table-cell>
          <table:table-cell office:value-type="float" office:value="1807.2">
            <text:p>1807.2</text:p>
          </table:table-cell>
          <table:table-cell office:value-type="float" office:value="48.7656139">
            <text:p>48.7656139</text:p>
          </table:table-cell>
          <table:table-cell office:value-type="float" office:value="2500.2">
            <text:p>2500.2</text:p>
          </table:table-cell>
          <table:table-cell office:value-type="float" office:value="779.5">
            <text:p>779.5</text:p>
          </table:table-cell>
          <table:table-cell office:value-type="float" office:value="39.1383094">
            <text:p>39.1383094</text:p>
          </table:table-cell>
          <table:table-cell office:value-type="float" office:value="2006.6">
            <text:p>2006.6</text:p>
          </table:table-cell>
          <table:table-cell office:value-type="float" office:value="919.2">
            <text:p>919.2</text:p>
          </table:table-cell>
          <table:table-cell office:value-type="float" office:value="48.7872881">
            <text:p>48.7872881</text:p>
          </table:table-cell>
          <table:table-cell office:value-type="float" office:value="2501.3">
            <text:p>2501.3</text:p>
          </table:table-cell>
          <table:table-cell office:value-type="float" office:value="779.2">
            <text:p>779.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02336">
            <text:p>19.5402336</text:p>
          </table:table-cell>
          <table:table-cell office:value-type="float" office:value="1002">
            <text:p>1002</text:p>
          </table:table-cell>
          <table:table-cell office:value-type="float" office:value="1803.5">
            <text:p>1803.5</text:p>
          </table:table-cell>
          <table:table-cell office:value-type="float" office:value="49.2385225">
            <text:p>49.2385225</text:p>
          </table:table-cell>
          <table:table-cell office:value-type="float" office:value="2525">
            <text:p>2525</text:p>
          </table:table-cell>
          <table:table-cell office:value-type="float" office:value="756.3">
            <text:p>756.3</text:p>
          </table:table-cell>
          <table:table-cell office:value-type="float" office:value="39.0902089">
            <text:p>39.0902089</text:p>
          </table:table-cell>
          <table:table-cell office:value-type="float" office:value="2004.5">
            <text:p>2004.5</text:p>
          </table:table-cell>
          <table:table-cell office:value-type="float" office:value="1049.7">
            <text:p>1049.7</text:p>
          </table:table-cell>
          <table:table-cell office:value-type="float" office:value="49.8840531">
            <text:p>49.8840531</text:p>
          </table:table-cell>
          <table:table-cell office:value-type="float" office:value="2558">
            <text:p>2558</text:p>
          </table:table-cell>
          <table:table-cell office:value-type="float" office:value="722.9">
            <text:p>722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569858">
            <text:p>19.5569858</text:p>
          </table:table-cell>
          <table:table-cell office:value-type="float" office:value="1003">
            <text:p>1003</text:p>
          </table:table-cell>
          <table:table-cell office:value-type="float" office:value="1805.3">
            <text:p>1805.3</text:p>
          </table:table-cell>
          <table:table-cell office:value-type="float" office:value="51.6494928">
            <text:p>51.6494928</text:p>
          </table:table-cell>
          <table:table-cell office:value-type="float" office:value="2648.9">
            <text:p>2648.9</text:p>
          </table:table-cell>
          <table:table-cell office:value-type="float" office:value="632.2">
            <text:p>632.2</text:p>
          </table:table-cell>
          <table:table-cell office:value-type="float" office:value="39.1315001">
            <text:p>39.1315001</text:p>
          </table:table-cell>
          <table:table-cell office:value-type="float" office:value="2006.9">
            <text:p>2006.9</text:p>
          </table:table-cell>
          <table:table-cell office:value-type="float" office:value="942.4">
            <text:p>942.4</text:p>
          </table:table-cell>
          <table:table-cell office:value-type="float" office:value="50.9103494">
            <text:p>50.9103494</text:p>
          </table:table-cell>
          <table:table-cell office:value-type="float" office:value="2611">
            <text:p>2611</text:p>
          </table:table-cell>
          <table:table-cell office:value-type="float" office:value="669.4">
            <text:p>669.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.667585">
            <text:p>7.667585</text:p>
          </table:table-cell>
          <table:table-cell office:value-type="float" office:value="393">
            <text:p>393</text:p>
          </table:table-cell>
          <table:table-cell office:value-type="float" office:value="1440.8">
            <text:p>1440.8</text:p>
          </table:table-cell>
          <table:table-cell office:value-type="float" office:value="8.0128971">
            <text:p>8.0128971</text:p>
          </table:table-cell>
          <table:table-cell office:value-type="float" office:value="410.7">
            <text:p>410.7</text:p>
          </table:table-cell>
          <table:table-cell office:value-type="float" office:value="1470.9">
            <text:p>1470.9</text:p>
          </table:table-cell>
          <table:table-cell office:value-type="float" office:value="7.7241876">
            <text:p>7.7241876</text:p>
          </table:table-cell>
          <table:table-cell office:value-type="float" office:value="395.9">
            <text:p>395.9</text:p>
          </table:table-cell>
          <table:table-cell office:value-type="float" office:value="1428.7">
            <text:p>1428.7</text:p>
          </table:table-cell>
          <table:table-cell office:value-type="float" office:value="7.1119301">
            <text:p>7.1119301</text:p>
          </table:table-cell>
          <table:table-cell office:value-type="float" office:value="364.5">
            <text:p>364.5</text:p>
          </table:table-cell>
          <table:table-cell office:value-type="float" office:value="1339.4">
            <text:p>1339.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2321303">
            <text:p>11.2321303</text:p>
          </table:table-cell>
          <table:table-cell office:value-type="float" office:value="575.7">
            <text:p>575.7</text:p>
          </table:table-cell>
          <table:table-cell office:value-type="float" office:value="1258.1">
            <text:p>1258.1</text:p>
          </table:table-cell>
          <table:table-cell office:value-type="float" office:value="11.3745619">
            <text:p>11.3745619</text:p>
          </table:table-cell>
          <table:table-cell office:value-type="float" office:value="583">
            <text:p>583</text:p>
          </table:table-cell>
          <table:table-cell office:value-type="float" office:value="1312.2">
            <text:p>1312.2</text:p>
          </table:table-cell>
          <table:table-cell office:value-type="float" office:value="11.2028438">
            <text:p>11.2028438</text:p>
          </table:table-cell>
          <table:table-cell office:value-type="float" office:value="574.2">
            <text:p>574.2</text:p>
          </table:table-cell>
          <table:table-cell office:value-type="float" office:value="1256.9">
            <text:p>1256.9</text:p>
          </table:table-cell>
          <table:table-cell office:value-type="float" office:value="10.2258727">
            <text:p>10.2258727</text:p>
          </table:table-cell>
          <table:table-cell office:value-type="float" office:value="524.1">
            <text:p>524.1</text:p>
          </table:table-cell>
          <table:table-cell office:value-type="float" office:value="1331.9">
            <text:p>1331.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0397367">
            <text:p>12.0397367</text:p>
          </table:table-cell>
          <table:table-cell office:value-type="float" office:value="616.7">
            <text:p>616.7</text:p>
          </table:table-cell>
          <table:table-cell office:value-type="float" office:value="1216.7">
            <text:p>1216.7</text:p>
          </table:table-cell>
          <table:table-cell office:value-type="float" office:value="12.2486562">
            <text:p>12.2486562</text:p>
          </table:table-cell>
          <table:table-cell office:value-type="float" office:value="627.4">
            <text:p>627.4</text:p>
          </table:table-cell>
          <table:table-cell office:value-type="float" office:value="1261.3">
            <text:p>1261.3</text:p>
          </table:table-cell>
          <table:table-cell office:value-type="float" office:value="11.9402239">
            <text:p>11.9402239</text:p>
          </table:table-cell>
          <table:table-cell office:value-type="float" office:value="611.6">
            <text:p>611.6</text:p>
          </table:table-cell>
          <table:table-cell office:value-type="float" office:value="1213.3">
            <text:p>1213.3</text:p>
          </table:table-cell>
          <table:table-cell office:value-type="float" office:value="10.9496884">
            <text:p>10.9496884</text:p>
          </table:table-cell>
          <table:table-cell office:value-type="float" office:value="560.9">
            <text:p>560.9</text:p>
          </table:table-cell>
          <table:table-cell office:value-type="float" office:value="1312.2">
            <text:p>1312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5472847">
            <text:p>12.5472847</text:p>
          </table:table-cell>
          <table:table-cell office:value-type="float" office:value="642.6">
            <text:p>642.6</text:p>
          </table:table-cell>
          <table:table-cell office:value-type="float" office:value="1191.3">
            <text:p>1191.3</text:p>
          </table:table-cell>
          <table:table-cell office:value-type="float" office:value="13.1213452">
            <text:p>13.1213452</text:p>
          </table:table-cell>
          <table:table-cell office:value-type="float" office:value="672">
            <text:p>672</text:p>
          </table:table-cell>
          <table:table-cell office:value-type="float" office:value="1249.3">
            <text:p>1249.3</text:p>
          </table:table-cell>
          <table:table-cell office:value-type="float" office:value="12.8285825">
            <text:p>12.8285825</text:p>
          </table:table-cell>
          <table:table-cell office:value-type="float" office:value="657">
            <text:p>657</text:p>
          </table:table-cell>
          <table:table-cell office:value-type="float" office:value="1163.8">
            <text:p>1163.8</text:p>
          </table:table-cell>
          <table:table-cell office:value-type="float" office:value="11.5002021">
            <text:p>11.5002021</text:p>
          </table:table-cell>
          <table:table-cell office:value-type="float" office:value="589">
            <text:p>589</text:p>
          </table:table-cell>
          <table:table-cell office:value-type="float" office:value="1278.1">
            <text:p>1278.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943933">
            <text:p>19.943933</text:p>
          </table:table-cell>
          <table:table-cell office:value-type="float" office:value="1028.1">
            <text:p>1028.1</text:p>
          </table:table-cell>
          <table:table-cell office:value-type="float" office:value="811.8">
            <text:p>811.8</text:p>
          </table:table-cell>
          <table:table-cell office:value-type="float" office:value="19.3081459">
            <text:p>19.3081459</text:p>
          </table:table-cell>
          <table:table-cell office:value-type="float" office:value="995.2">
            <text:p>995.2</text:p>
          </table:table-cell>
          <table:table-cell office:value-type="float" office:value="922.1">
            <text:p>922.1</text:p>
          </table:table-cell>
          <table:table-cell office:value-type="float" office:value="19.3849712">
            <text:p>19.3849712</text:p>
          </table:table-cell>
          <table:table-cell office:value-type="float" office:value="999.3">
            <text:p>999.3</text:p>
          </table:table-cell>
          <table:table-cell office:value-type="float" office:value="825.7">
            <text:p>825.7</text:p>
          </table:table-cell>
          <table:table-cell office:value-type="float" office:value="19.3487559">
            <text:p>19.3487559</text:p>
          </table:table-cell>
          <table:table-cell office:value-type="float" office:value="997.5">
            <text:p>997.5</text:p>
          </table:table-cell>
          <table:table-cell office:value-type="float" office:value="920.7">
            <text:p>920.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7791853">
            <text:p>19.7791853</text:p>
          </table:table-cell>
          <table:table-cell office:value-type="float" office:value="1018.3">
            <text:p>1018.3</text:p>
          </table:table-cell>
          <table:table-cell office:value-type="float" office:value="819.5">
            <text:p>819.5</text:p>
          </table:table-cell>
          <table:table-cell office:value-type="float" office:value="20.1090741">
            <text:p>20.1090741</text:p>
          </table:table-cell>
          <table:table-cell office:value-type="float" office:value="1035.3">
            <text:p>1035.3</text:p>
          </table:table-cell>
          <table:table-cell office:value-type="float" office:value="910.3">
            <text:p>910.3</text:p>
          </table:table-cell>
          <table:table-cell office:value-type="float" office:value="20.3100407">
            <text:p>20.3100407</text:p>
          </table:table-cell>
          <table:table-cell office:value-type="float" office:value="1045.7">
            <text:p>1045.7</text:p>
          </table:table-cell>
          <table:table-cell office:value-type="float" office:value="781.8">
            <text:p>781.8</text:p>
          </table:table-cell>
          <table:table-cell office:value-type="float" office:value="18.9484584">
            <text:p>18.9484584</text:p>
          </table:table-cell>
          <table:table-cell office:value-type="float" office:value="975.6">
            <text:p>975.6</text:p>
          </table:table-cell>
          <table:table-cell office:value-type="float" office:value="968.2">
            <text:p>968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6312414">
            <text:p>19.6312414</text:p>
          </table:table-cell>
          <table:table-cell office:value-type="float" office:value="1007.3">
            <text:p>1007.3</text:p>
          </table:table-cell>
          <table:table-cell office:value-type="float" office:value="826.2">
            <text:p>826.2</text:p>
          </table:table-cell>
          <table:table-cell office:value-type="float" office:value="27.3779697">
            <text:p>27.3779697</text:p>
          </table:table-cell>
          <table:table-cell office:value-type="float" office:value="1404.8">
            <text:p>1404.8</text:p>
          </table:table-cell>
          <table:table-cell office:value-type="float" office:value="570">
            <text:p>570</text:p>
          </table:table-cell>
          <table:table-cell office:value-type="float" office:value="27.1623489">
            <text:p>27.1623489</text:p>
          </table:table-cell>
          <table:table-cell office:value-type="float" office:value="1393.7">
            <text:p>1393.7</text:p>
          </table:table-cell>
          <table:table-cell office:value-type="float" office:value="432">
            <text:p>432</text:p>
          </table:table-cell>
          <table:table-cell office:value-type="float" office:value="25.4658336">
            <text:p>25.4658336</text:p>
          </table:table-cell>
          <table:table-cell office:value-type="float" office:value="1306.7">
            <text:p>1306.7</text:p>
          </table:table-cell>
          <table:table-cell office:value-type="float" office:value="646.5">
            <text:p>646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6218354">
            <text:p>19.6218354</text:p>
          </table:table-cell>
          <table:table-cell office:value-type="float" office:value="1005.7">
            <text:p>1005.7</text:p>
          </table:table-cell>
          <table:table-cell office:value-type="float" office:value="827.4">
            <text:p>827.4</text:p>
          </table:table-cell>
          <table:table-cell office:value-type="float" office:value="26.5717234">
            <text:p>26.5717234</text:p>
          </table:table-cell>
          <table:table-cell office:value-type="float" office:value="1361.9">
            <text:p>1361.9</text:p>
          </table:table-cell>
          <table:table-cell office:value-type="float" office:value="517.1">
            <text:p>517.1</text:p>
          </table:table-cell>
          <table:table-cell office:value-type="float" office:value="24.9503452">
            <text:p>24.9503452</text:p>
          </table:table-cell>
          <table:table-cell office:value-type="float" office:value="1278.8">
            <text:p>1278.8</text:p>
          </table:table-cell>
          <table:table-cell office:value-type="float" office:value="547.6">
            <text:p>547.6</text:p>
          </table:table-cell>
          <table:table-cell office:value-type="float" office:value="27.0151806">
            <text:p>27.0151806</text:p>
          </table:table-cell>
          <table:table-cell office:value-type="float" office:value="1384.6">
            <text:p>1384.6</text:p>
          </table:table-cell>
          <table:table-cell office:value-type="float" office:value="558.6">
            <text:p>558.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589727">
            <text:p>19.589727</text:p>
          </table:table-cell>
          <table:table-cell office:value-type="float" office:value="1005.3">
            <text:p>1005.3</text:p>
          </table:table-cell>
          <table:table-cell office:value-type="float" office:value="827.3">
            <text:p>827.3</text:p>
          </table:table-cell>
          <table:table-cell office:value-type="float" office:value="26.3834538">
            <text:p>26.3834538</text:p>
          </table:table-cell>
          <table:table-cell office:value-type="float" office:value="1354">
            <text:p>1354</text:p>
          </table:table-cell>
          <table:table-cell office:value-type="float" office:value="619.3">
            <text:p>619.3</text:p>
          </table:table-cell>
          <table:table-cell office:value-type="float" office:value="26.2227852">
            <text:p>26.2227852</text:p>
          </table:table-cell>
          <table:table-cell office:value-type="float" office:value="1345.7">
            <text:p>1345.7</text:p>
          </table:table-cell>
          <table:table-cell office:value-type="float" office:value="483.6">
            <text:p>483.6</text:p>
          </table:table-cell>
          <table:table-cell office:value-type="float" office:value="26.2957927">
            <text:p>26.2957927</text:p>
          </table:table-cell>
          <table:table-cell office:value-type="float" office:value="1349.5">
            <text:p>1349.5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6328619">
            <text:p>19.6328619</text:p>
          </table:table-cell>
          <table:table-cell office:value-type="float" office:value="1006.9">
            <text:p>1006.9</text:p>
          </table:table-cell>
          <table:table-cell office:value-type="float" office:value="826.7">
            <text:p>826.7</text:p>
          </table:table-cell>
          <table:table-cell office:value-type="float" office:value="27.1694086">
            <text:p>27.1694086</text:p>
          </table:table-cell>
          <table:table-cell office:value-type="float" office:value="1393.4">
            <text:p>1393.4</text:p>
          </table:table-cell>
          <table:table-cell office:value-type="float" office:value="622.4">
            <text:p>622.4</text:p>
          </table:table-cell>
          <table:table-cell office:value-type="float" office:value="27.633163">
            <text:p>27.633163</text:p>
          </table:table-cell>
          <table:table-cell office:value-type="float" office:value="1417.2">
            <text:p>1417.2</text:p>
          </table:table-cell>
          <table:table-cell office:value-type="float" office:value="413.6">
            <text:p>413.6</text:p>
          </table:table-cell>
          <table:table-cell office:value-type="float" office:value="28.0504012">
            <text:p>28.0504012</text:p>
          </table:table-cell>
          <table:table-cell office:value-type="float" office:value="1438.6">
            <text:p>1438.6</text:p>
          </table:table-cell>
          <table:table-cell office:value-type="float" office:value="521.9">
            <text:p>521.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57648">
            <text:p>19.57648</text:p>
          </table:table-cell>
          <table:table-cell office:value-type="float" office:value="1005.4">
            <text:p>1005.4</text:p>
          </table:table-cell>
          <table:table-cell office:value-type="float" office:value="828.5">
            <text:p>828.5</text:p>
          </table:table-cell>
          <table:table-cell office:value-type="float" office:value="27.6937603">
            <text:p>27.6937603</text:p>
          </table:table-cell>
          <table:table-cell office:value-type="float" office:value="1422.3">
            <text:p>1422.3</text:p>
          </table:table-cell>
          <table:table-cell office:value-type="float" office:value="600.3">
            <text:p>600.3</text:p>
          </table:table-cell>
          <table:table-cell office:value-type="float" office:value="27.0964403">
            <text:p>27.0964403</text:p>
          </table:table-cell>
          <table:table-cell office:value-type="float" office:value="1391.6">
            <text:p>1391.6</text:p>
          </table:table-cell>
          <table:table-cell office:value-type="float" office:value="454.2">
            <text:p>454.2</text:p>
          </table:table-cell>
          <table:table-cell office:value-type="float" office:value="28.376194">
            <text:p>28.376194</text:p>
          </table:table-cell>
          <table:table-cell office:value-type="float" office:value="1457.4">
            <text:p>1457.4</text:p>
          </table:table-cell>
          <table:table-cell office:value-type="float" office:value="530.9">
            <text:p>530.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6049586">
            <text:p>19.6049586</text:p>
          </table:table-cell>
          <table:table-cell office:value-type="float" office:value="1005.6">
            <text:p>1005.6</text:p>
          </table:table-cell>
          <table:table-cell office:value-type="float" office:value="827.8">
            <text:p>827.8</text:p>
          </table:table-cell>
          <table:table-cell office:value-type="float" office:value="29.7066658">
            <text:p>29.7066658</text:p>
          </table:table-cell>
          <table:table-cell office:value-type="float" office:value="1523.7">
            <text:p>1523.7</text:p>
          </table:table-cell>
          <table:table-cell office:value-type="float" office:value="482.3">
            <text:p>482.3</text:p>
          </table:table-cell>
          <table:table-cell office:value-type="float" office:value="30.0683684">
            <text:p>30.0683684</text:p>
          </table:table-cell>
          <table:table-cell office:value-type="float" office:value="1542.3">
            <text:p>1542.3</text:p>
          </table:table-cell>
          <table:table-cell office:value-type="float" office:value="291.5">
            <text:p>291.5</text:p>
          </table:table-cell>
          <table:table-cell office:value-type="float" office:value="30.4507485">
            <text:p>30.4507485</text:p>
          </table:table-cell>
          <table:table-cell office:value-type="float" office:value="1561.9">
            <text:p>1561.9</text:p>
          </table:table-cell>
          <table:table-cell office:value-type="float" office:value="450.7">
            <text:p>450.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8917469">
            <text:p>6.8917469</text:p>
          </table:table-cell>
          <table:table-cell office:value-type="float" office:value="353.7">
            <text:p>353.7</text:p>
          </table:table-cell>
          <table:table-cell office:value-type="float" office:value="1476.5">
            <text:p>1476.5</text:p>
          </table:table-cell>
          <table:table-cell office:value-type="float" office:value="7.8959162">
            <text:p>7.8959162</text:p>
          </table:table-cell>
          <table:table-cell office:value-type="float" office:value="405.2">
            <text:p>405.2</text:p>
          </table:table-cell>
          <table:table-cell office:value-type="float" office:value="1435.2">
            <text:p>1435.2</text:p>
          </table:table-cell>
          <table:table-cell office:value-type="float" office:value="7.6581835">
            <text:p>7.6581835</text:p>
          </table:table-cell>
          <table:table-cell office:value-type="float" office:value="393">
            <text:p>393</text:p>
          </table:table-cell>
          <table:table-cell office:value-type="float" office:value="1422.3">
            <text:p>1422.3</text:p>
          </table:table-cell>
          <table:table-cell office:value-type="float" office:value="5.3737904">
            <text:p>5.3737904</text:p>
          </table:table-cell>
          <table:table-cell office:value-type="float" office:value="275.8">
            <text:p>275.8</text:p>
          </table:table-cell>
          <table:table-cell office:value-type="float" office:value="1549.8">
            <text:p>1549.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1851218">
            <text:p>11.1851218</text:p>
          </table:table-cell>
          <table:table-cell office:value-type="float" office:value="573.9">
            <text:p>573.9</text:p>
          </table:table-cell>
          <table:table-cell office:value-type="float" office:value="1258.7">
            <text:p>1258.7</text:p>
          </table:table-cell>
          <table:table-cell office:value-type="float" office:value="11.3060566">
            <text:p>11.3060566</text:p>
          </table:table-cell>
          <table:table-cell office:value-type="float" office:value="580.1">
            <text:p>580.1</text:p>
          </table:table-cell>
          <table:table-cell office:value-type="float" office:value="1267.6">
            <text:p>1267.6</text:p>
          </table:table-cell>
          <table:table-cell office:value-type="float" office:value="11.1968608">
            <text:p>11.1968608</text:p>
          </table:table-cell>
          <table:table-cell office:value-type="float" office:value="574.5">
            <text:p>574.5</text:p>
          </table:table-cell>
          <table:table-cell office:value-type="float" office:value="1238.8">
            <text:p>1238.8</text:p>
          </table:table-cell>
          <table:table-cell office:value-type="float" office:value="11.2279592">
            <text:p>11.2279592</text:p>
          </table:table-cell>
          <table:table-cell office:value-type="float" office:value="576.1">
            <text:p>576.1</text:p>
          </table:table-cell>
          <table:table-cell office:value-type="float" office:value="1250.3">
            <text:p>1250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011449">
            <text:p>12.011449</text:p>
          </table:table-cell>
          <table:table-cell office:value-type="float" office:value="616.7">
            <text:p>616.7</text:p>
          </table:table-cell>
          <table:table-cell office:value-type="float" office:value="1216.3">
            <text:p>1216.3</text:p>
          </table:table-cell>
          <table:table-cell office:value-type="float" office:value="12.1205561">
            <text:p>12.1205561</text:p>
          </table:table-cell>
          <table:table-cell office:value-type="float" office:value="622.3">
            <text:p>622.3</text:p>
          </table:table-cell>
          <table:table-cell office:value-type="float" office:value="1238.7">
            <text:p>1238.7</text:p>
          </table:table-cell>
          <table:table-cell office:value-type="float" office:value="12.0425906">
            <text:p>12.0425906</text:p>
          </table:table-cell>
          <table:table-cell office:value-type="float" office:value="618.3">
            <text:p>618.3</text:p>
          </table:table-cell>
          <table:table-cell office:value-type="float" office:value="1197.6">
            <text:p>1197.6</text:p>
          </table:table-cell>
          <table:table-cell office:value-type="float" office:value="12.0776834">
            <text:p>12.0776834</text:p>
          </table:table-cell>
          <table:table-cell office:value-type="float" office:value="620.1">
            <text:p>620.1</text:p>
          </table:table-cell>
          <table:table-cell office:value-type="float" office:value="1204.7">
            <text:p>1204.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4849268">
            <text:p>12.4849268</text:p>
          </table:table-cell>
          <table:table-cell office:value-type="float" office:value="641">
            <text:p>641</text:p>
          </table:table-cell>
          <table:table-cell office:value-type="float" office:value="1189">
            <text:p>1189</text:p>
          </table:table-cell>
          <table:table-cell office:value-type="float" office:value="12.9096529">
            <text:p>12.9096529</text:p>
          </table:table-cell>
          <table:table-cell office:value-type="float" office:value="662.8">
            <text:p>662.8</text:p>
          </table:table-cell>
          <table:table-cell office:value-type="float" office:value="1193.8">
            <text:p>1193.8</text:p>
          </table:table-cell>
          <table:table-cell office:value-type="float" office:value="12.847332">
            <text:p>12.847332</text:p>
          </table:table-cell>
          <table:table-cell office:value-type="float" office:value="659.6">
            <text:p>659.6</text:p>
          </table:table-cell>
          <table:table-cell office:value-type="float" office:value="1157.2">
            <text:p>1157.2</text:p>
          </table:table-cell>
          <table:table-cell office:value-type="float" office:value="12.648643">
            <text:p>12.648643</text:p>
          </table:table-cell>
          <table:table-cell office:value-type="float" office:value="649.4">
            <text:p>649.4</text:p>
          </table:table-cell>
          <table:table-cell office:value-type="float" office:value="1175.3">
            <text:p>1175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.7466772">
            <text:p>20.7466772</text:p>
          </table:table-cell>
          <table:table-cell office:value-type="float" office:value="1065">
            <text:p>1065</text:p>
          </table:table-cell>
          <table:table-cell office:value-type="float" office:value="767.6">
            <text:p>767.6</text:p>
          </table:table-cell>
          <table:table-cell office:value-type="float" office:value="19.3051809">
            <text:p>19.3051809</text:p>
          </table:table-cell>
          <table:table-cell office:value-type="float" office:value="991">
            <text:p>991</text:p>
          </table:table-cell>
          <table:table-cell office:value-type="float" office:value="910.7">
            <text:p>910.7</text:p>
          </table:table-cell>
          <table:table-cell office:value-type="float" office:value="19.4786599">
            <text:p>19.4786599</text:p>
          </table:table-cell>
          <table:table-cell office:value-type="float" office:value="999.9">
            <text:p>999.9</text:p>
          </table:table-cell>
          <table:table-cell office:value-type="float" office:value="821.6">
            <text:p>821.6</text:p>
          </table:table-cell>
          <table:table-cell office:value-type="float" office:value="19.2938157">
            <text:p>19.2938157</text:p>
          </table:table-cell>
          <table:table-cell office:value-type="float" office:value="990.4">
            <text:p>990.4</text:p>
          </table:table-cell>
          <table:table-cell office:value-type="float" office:value="841.4">
            <text:p>841.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0814056">
            <text:p>21.0814056</text:p>
          </table:table-cell>
          <table:table-cell office:value-type="float" office:value="1082.7">
            <text:p>1082.7</text:p>
          </table:table-cell>
          <table:table-cell office:value-type="float" office:value="750.4">
            <text:p>750.4</text:p>
          </table:table-cell>
          <table:table-cell office:value-type="float" office:value="19.9361972">
            <text:p>19.9361972</text:p>
          </table:table-cell>
          <table:table-cell office:value-type="float" office:value="1023.9">
            <text:p>1023.9</text:p>
          </table:table-cell>
          <table:table-cell office:value-type="float" office:value="846.3">
            <text:p>846.3</text:p>
          </table:table-cell>
          <table:table-cell office:value-type="float" office:value="20.1857903">
            <text:p>20.1857903</text:p>
          </table:table-cell>
          <table:table-cell office:value-type="float" office:value="1036.7">
            <text:p>1036.7</text:p>
          </table:table-cell>
          <table:table-cell office:value-type="float" office:value="783.6">
            <text:p>783.6</text:p>
          </table:table-cell>
          <table:table-cell office:value-type="float" office:value="19.8543223">
            <text:p>19.8543223</text:p>
          </table:table-cell>
          <table:table-cell office:value-type="float" office:value="1019.7">
            <text:p>1019.7</text:p>
          </table:table-cell>
          <table:table-cell office:value-type="float" office:value="821.4">
            <text:p>821.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7916686">
            <text:p>23.7916686</text:p>
          </table:table-cell>
          <table:table-cell office:value-type="float" office:value="1220">
            <text:p>1220</text:p>
          </table:table-cell>
          <table:table-cell office:value-type="float" office:value="612.7">
            <text:p>612.7</text:p>
          </table:table-cell>
          <table:table-cell office:value-type="float" office:value="25.8859395">
            <text:p>25.8859395</text:p>
          </table:table-cell>
          <table:table-cell office:value-type="float" office:value="1327.4">
            <text:p>1327.4</text:p>
          </table:table-cell>
          <table:table-cell office:value-type="float" office:value="543.3">
            <text:p>543.3</text:p>
          </table:table-cell>
          <table:table-cell office:value-type="float" office:value="26.7751525">
            <text:p>26.7751525</text:p>
          </table:table-cell>
          <table:table-cell office:value-type="float" office:value="1373">
            <text:p>1373</text:p>
          </table:table-cell>
          <table:table-cell office:value-type="float" office:value="444.8">
            <text:p>444.8</text:p>
          </table:table-cell>
          <table:table-cell office:value-type="float" office:value="26.5822637">
            <text:p>26.5822637</text:p>
          </table:table-cell>
          <table:table-cell office:value-type="float" office:value="1363.1">
            <text:p>1363.1</text:p>
          </table:table-cell>
          <table:table-cell office:value-type="float" office:value="465.9">
            <text:p>465.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9116031">
            <text:p>23.9116031</text:p>
          </table:table-cell>
          <table:table-cell office:value-type="float" office:value="1227.5">
            <text:p>1227.5</text:p>
          </table:table-cell>
          <table:table-cell office:value-type="float" office:value="603.2">
            <text:p>603.2</text:p>
          </table:table-cell>
          <table:table-cell office:value-type="float" office:value="27.6886513">
            <text:p>27.6886513</text:p>
          </table:table-cell>
          <table:table-cell office:value-type="float" office:value="1421.4">
            <text:p>1421.4</text:p>
          </table:table-cell>
          <table:table-cell office:value-type="float" office:value="539.5">
            <text:p>539.5</text:p>
          </table:table-cell>
          <table:table-cell office:value-type="float" office:value="26.0327816">
            <text:p>26.0327816</text:p>
          </table:table-cell>
          <table:table-cell office:value-type="float" office:value="1336.4">
            <text:p>1336.4</text:p>
          </table:table-cell>
          <table:table-cell office:value-type="float" office:value="484.3">
            <text:p>484.3</text:p>
          </table:table-cell>
          <table:table-cell office:value-type="float" office:value="27.1240879">
            <text:p>27.1240879</text:p>
          </table:table-cell>
          <table:table-cell office:value-type="float" office:value="1392.4">
            <text:p>1392.4</text:p>
          </table:table-cell>
          <table:table-cell office:value-type="float" office:value="433.6">
            <text:p>433.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7613211">
            <text:p>23.7613211</text:p>
          </table:table-cell>
          <table:table-cell office:value-type="float" office:value="1220.9">
            <text:p>1220.9</text:p>
          </table:table-cell>
          <table:table-cell office:value-type="float" office:value="613.5">
            <text:p>613.5</text:p>
          </table:table-cell>
          <table:table-cell office:value-type="float" office:value="27.4524671">
            <text:p>27.4524671</text:p>
          </table:table-cell>
          <table:table-cell office:value-type="float" office:value="1410.6">
            <text:p>1410.6</text:p>
          </table:table-cell>
          <table:table-cell office:value-type="float" office:value="636.5">
            <text:p>636.5</text:p>
          </table:table-cell>
          <table:table-cell office:value-type="float" office:value="26.2186767778">
            <text:p>26.2186767778</text:p>
          </table:table-cell>
          <table:table-cell office:value-type="float" office:value="1347.44444444">
            <text:p>1347.44444444</text:p>
          </table:table-cell>
          <table:table-cell office:value-type="float" office:value="478.555555556">
            <text:p>478.555555556</text:p>
          </table:table-cell>
          <table:table-cell office:value-type="float" office:value="26.593272">
            <text:p>26.593272</text:p>
          </table:table-cell>
          <table:table-cell office:value-type="float" office:value="1366.4">
            <text:p>1366.4</text:p>
          </table:table-cell>
          <table:table-cell office:value-type="float" office:value="478.5">
            <text:p>478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.1007793">
            <text:p>24.1007793</text:p>
          </table:table-cell>
          <table:table-cell office:value-type="float" office:value="1236.4">
            <text:p>1236.4</text:p>
          </table:table-cell>
          <table:table-cell office:value-type="float" office:value="597.4">
            <text:p>597.4</text:p>
          </table:table-cell>
          <table:table-cell office:value-type="float" office:value="27.1881191">
            <text:p>27.1881191</text:p>
          </table:table-cell>
          <table:table-cell office:value-type="float" office:value="1394.8">
            <text:p>1394.8</text:p>
          </table:table-cell>
          <table:table-cell office:value-type="float" office:value="644.1">
            <text:p>644.1</text:p>
          </table:table-cell>
          <table:table-cell office:value-type="float" office:value="27.3402364">
            <text:p>27.3402364</text:p>
          </table:table-cell>
          <table:table-cell office:value-type="float" office:value="1402.6">
            <text:p>1402.6</text:p>
          </table:table-cell>
          <table:table-cell office:value-type="float" office:value="418.6">
            <text:p>418.6</text:p>
          </table:table-cell>
          <table:table-cell office:value-type="float" office:value="27.0637019">
            <text:p>27.0637019</text:p>
          </table:table-cell>
          <table:table-cell office:value-type="float" office:value="1388.4">
            <text:p>1388.4</text:p>
          </table:table-cell>
          <table:table-cell office:value-type="float" office:value="442.3">
            <text:p>442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6045059">
            <text:p>23.6045059</text:p>
          </table:table-cell>
          <table:table-cell office:value-type="float" office:value="1211.9">
            <text:p>1211.9</text:p>
          </table:table-cell>
          <table:table-cell office:value-type="float" office:value="618.8">
            <text:p>618.8</text:p>
          </table:table-cell>
          <table:table-cell office:value-type="float" office:value="28.3806943">
            <text:p>28.3806943</text:p>
          </table:table-cell>
          <table:table-cell office:value-type="float" office:value="1457.2">
            <text:p>1457.2</text:p>
          </table:table-cell>
          <table:table-cell office:value-type="float" office:value="526.4">
            <text:p>526.4</text:p>
          </table:table-cell>
          <table:table-cell office:value-type="float" office:value="26.9238311">
            <text:p>26.9238311</text:p>
          </table:table-cell>
          <table:table-cell office:value-type="float" office:value="1382.3">
            <text:p>1382.3</text:p>
          </table:table-cell>
          <table:table-cell office:value-type="float" office:value="435.7">
            <text:p>435.7</text:p>
          </table:table-cell>
          <table:table-cell office:value-type="float" office:value="27.9165155">
            <text:p>27.9165155</text:p>
          </table:table-cell>
          <table:table-cell office:value-type="float" office:value="1433.3">
            <text:p>1433.3</text:p>
          </table:table-cell>
          <table:table-cell office:value-type="float" office:value="396.7">
            <text:p>396.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520353">
            <text:p>23.520353</text:p>
          </table:table-cell>
          <table:table-cell office:value-type="float" office:value="1208">
            <text:p>1208</text:p>
          </table:table-cell>
          <table:table-cell office:value-type="float" office:value="624.2">
            <text:p>624.2</text:p>
          </table:table-cell>
          <table:table-cell office:value-type="float" office:value="28.69803">
            <text:p>28.69803</text:p>
          </table:table-cell>
          <table:table-cell office:value-type="float" office:value="1473.9">
            <text:p>1473.9</text:p>
          </table:table-cell>
          <table:table-cell office:value-type="float" office:value="524.3">
            <text:p>524.3</text:p>
          </table:table-cell>
          <table:table-cell office:value-type="float" office:value="29.3087552">
            <text:p>29.3087552</text:p>
          </table:table-cell>
          <table:table-cell office:value-type="float" office:value="1505.3">
            <text:p>1505.3</text:p>
          </table:table-cell>
          <table:table-cell office:value-type="float" office:value="317.7">
            <text:p>317.7</text:p>
          </table:table-cell>
          <table:table-cell office:value-type="float" office:value="27.1104031">
            <text:p>27.1104031</text:p>
          </table:table-cell>
          <table:table-cell office:value-type="float" office:value="1392.4">
            <text:p>1392.4</text:p>
          </table:table-cell>
          <table:table-cell office:value-type="float" office:value="434.7">
            <text:p>434.7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7T23:51:44.10</dc:date>
    <meta:generator>LibreOffice/3.5$Windows_x86 LibreOffice_project/235ab8a-3802056-4a8fed3-2d66ea8-e241b80</meta:generator>
    <meta:editing-duration>P0D</meta:editing-duration>
    <meta:editing-cycles>1</meta:editing-cycles>
    <meta:document-statistic meta:table-count="1" meta:cell-count="980" meta:object-count="0"/>
  </office:meta>
</office:document-meta>
</file>